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st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string" calcext:value-type="string">
            <text:p>0.417</text:p>
          </table:table-cell>
          <table:table-cell table:style-name="Default" office:value-type="float" office:value="0.513618677042802" calcext:value-type="float">
            <text:p>0.51361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91</text:p>
          </table:table-cell>
          <table:table-cell table:style-name="ce1" office:value-type="float" office:value="0.525291828793774" calcext:value-type="float">
            <text:p>0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84</text:p>
          </table:table-cell>
          <table:table-cell office:value-type="float" office:value="0.544747081712062" calcext:value-type="float">
            <text:p>0.5447470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377</text:p>
          </table:table-cell>
          <table:table-cell office:value-type="float" office:value="0.540856031128405" calcext:value-type="float">
            <text:p>0.5408560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.366</text:p>
          </table:table-cell>
          <table:table-cell office:value-type="float" office:value="0.56420233463035" calcext:value-type="float">
            <text:p>0.56420233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360</text:p>
          </table:table-cell>
          <table:table-cell office:value-type="float" office:value="0.540856031128405" calcext:value-type="float">
            <text:p>0.5408560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.358</text:p>
          </table:table-cell>
          <table:table-cell office:value-type="float" office:value="0.571984435797665" calcext:value-type="float">
            <text:p>0.57198443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.350</text:p>
          </table:table-cell>
          <table:table-cell office:value-type="float" office:value="0.552529182879377" calcext:value-type="float">
            <text:p>0.55252918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.363</text:p>
          </table:table-cell>
          <table:table-cell office:value-type="float" office:value="0.525291828793774" calcext:value-type="float">
            <text:p>0.52529182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347</text:p>
          </table:table-cell>
          <table:table-cell office:value-type="float" office:value="0.56420233463035" calcext:value-type="float">
            <text:p>0.5642023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.340</text:p>
          </table:table-cell>
          <table:table-cell office:value-type="float" office:value="0.560311284046693" calcext:value-type="float">
            <text:p>0.560311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.342</text:p>
          </table:table-cell>
          <table:table-cell office:value-type="float" office:value="0.556420233463035" calcext:value-type="float">
            <text:p>0.55642023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.336</text:p>
          </table:table-cell>
          <table:table-cell office:value-type="float" office:value="0.56420233463035" calcext:value-type="float">
            <text:p>0.56420233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.332</text:p>
          </table:table-cell>
          <table:table-cell office:value-type="float" office:value="0.568093385214008" calcext:value-type="float">
            <text:p>0.56809338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.330</text:p>
          </table:table-cell>
          <table:table-cell office:value-type="float" office:value="0.560311284046693" calcext:value-type="float">
            <text:p>0.5603112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.325</text:p>
          </table:table-cell>
          <table:table-cell office:value-type="float" office:value="0.575875486381323" calcext:value-type="float">
            <text:p>0.57587548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.323</text:p>
          </table:table-cell>
          <table:table-cell office:value-type="float" office:value="0.571984435797665" calcext:value-type="float">
            <text:p>0.5719844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321</text:p>
          </table:table-cell>
          <table:table-cell office:value-type="float" office:value="0.591439688715953" calcext:value-type="float">
            <text:p>0.59143968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.319</text:p>
          </table:table-cell>
          <table:table-cell office:value-type="float" office:value="0.556420233463035" calcext:value-type="float">
            <text:p>0.55642023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.317</text:p>
          </table:table-cell>
          <table:table-cell office:value-type="float" office:value="0.568093385214008" calcext:value-type="float">
            <text:p>0.5680933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.320</text:p>
          </table:table-cell>
          <table:table-cell office:value-type="float" office:value="0.575875486381323" calcext:value-type="float">
            <text:p>0.57587548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.315</text:p>
          </table:table-cell>
          <table:table-cell office:value-type="float" office:value="0.571984435797665" calcext:value-type="float">
            <text:p>0.57198443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.307</text:p>
          </table:table-cell>
          <table:table-cell office:value-type="float" office:value="0.571984435797665" calcext:value-type="float">
            <text:p>0.57198443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.303</text:p>
          </table:table-cell>
          <table:table-cell office:value-type="float" office:value="0.591439688715953" calcext:value-type="float">
            <text:p>0.59143968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.302</text:p>
          </table:table-cell>
          <table:table-cell office:value-type="float" office:value="0.583657587548638" calcext:value-type="float">
            <text:p>0.5836575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.301</text:p>
          </table:table-cell>
          <table:table-cell office:value-type="float" office:value="0.595330739299611" calcext:value-type="float">
            <text:p>0.59533073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.298</text:p>
          </table:table-cell>
          <table:table-cell office:value-type="float" office:value="0.587548638132296" calcext:value-type="float">
            <text:p>0.58754863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.301</text:p>
          </table:table-cell>
          <table:table-cell office:value-type="float" office:value="0.571984435797665" calcext:value-type="float">
            <text:p>0.57198443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.293</text:p>
          </table:table-cell>
          <table:table-cell office:value-type="float" office:value="0.587548638132296" calcext:value-type="float">
            <text:p>0.58754863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.298</text:p>
          </table:table-cell>
          <table:table-cell office:value-type="float" office:value="0.579766536964981" calcext:value-type="float">
            <text:p>0.579766537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4:33:40.132712778</meta:creation-date>
    <dc:date>2017-12-27T14:33:59.659581171</dc:date>
    <meta:editing-duration>PT19S</meta:editing-duration>
    <meta:editing-cycles>1</meta:editing-cycles>
    <meta:document-statistic meta:table-count="1" meta:cell-count="93" meta:object-count="0"/>
    <meta:generator>LibreOffice/5.1.6.2$Linux_X86_64 LibreOffice_project/10m0$Build-2</meta:generator>
  </office:meta>
</office:document-meta>
</file>